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4</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March 13,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sked-it-sprint_4-with_automatic_scheduler/CS_192_WEB_PROTOTYPE/routes.py</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T</text:span><text:span text:style-name="T3">abs are used for indentions</text:span><text:span text:style-name="T9">.</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3504760829" text:style-name="WWNum1">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time_converter</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check_conflict</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login_page</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index</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group</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approval</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logout</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automated_schedules</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
      <text:p text:style-name="P4"/>
      <text:list xml:id="list14115660362426" text:continue-numbering="true" text:style-name="WWNum1">
        <text:list-item>
          <text:p text:style-name="P17"/>
        </text:list-item>
        <text:list-item>
          <text:p text:style-name="P17"/>
        </text:list-item>
      </text:list>
      <text:p text:style-name="P4"/>
      <text:p text:style-name="P4"/>
      <text:p text:style-name="P4"/>
      <text:p text:style-name="P4"/>
      <text:list xml:id="list14115991297226" text:continue-numbering="true" text:style-name="WWNum1">
        <text:list-item>
          <text:p text:style-name="P18"><text:soft-page-break/><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4" meta:paragraph-count="94" meta:word-count="379" meta:character-count="2348" meta:non-whitespace-character-count="2043"/>
    <meta:generator>LibreOfficeDev/6.0.5.2$Linux_X86_64 LibreOffice_project/</meta:generator>
  </office:meta>
</office:document-meta>
</file>